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Times New Roman"/>
    </style:style>
    <style:style style:name="P8" style:family="paragraph" style:parent-style-name="Text_20_body">
      <style:paragraph-properties fo:text-align="start" style:justify-single-word="false"/>
      <style:text-properties style:font-name="Times New Roman"/>
    </style:style>
    <style:style style:name="P9" style:family="paragraph" style:parent-style-name="Text_20_body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text-properties style:font-name="Times New Roman" fo:language="ru" fo:country="RU"/>
    </style:style>
    <style:style style:name="P12" style:family="paragraph" style:parent-style-name="Text_20_body" style:list-style-name="L2">
      <style:text-properties style:font-name="Times New Roman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Times New Roman1" style:font-weight-asian="bold" style:font-name-complex="Times New Roman1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8" style:family="text">
      <style:text-properties style:font-name-asian="Times New Roman1" style:font-name-complex="Times New Roman1"/>
    </style:style>
    <style:style style:name="T9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93cm" draw:z-index="0"><draw:image xlink:href="../../odt/images/0203.png" xlink:type="simple" xlink:show="embed" xlink:actuate="onLoad"/></draw:frame></text:p>
          </table:table-cell>
          <table:table-cell table:style-name="Table1.B1" office:value-type="string">
            <text:h text:style-name="P4" text:outline-level="1">Дискретная передаточная функция общего вид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461cm" draw:z-index="0"><draw:image xlink:href="../../odt/images/020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8">Блок </text:span><text:span text:style-name="T9">реализует математическую модель звена, динамика которого </text:span><text:span text:style-name="T2">(</text:span><text:span text:style-name="T6">для каждого </text:span><text:span text:style-name="T7">скалярного</text:span><text:span text:style-name="T6"> сигнала)</text:span><text:span text:style-name="T9"> описывается </text:span><text:span text:style-name="T6">дискретной передаточной функцией</text:span><text:span text:style-name="T9">:</text:span></text:p>
            <text:p text:style-name="P7"><text:span text:style-name="T9"><draw:frame draw:style-name="fr3" draw:name="Объект1" text:anchor-type="as-char" svg:width="7.721cm" svg:height="1.45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9">,</text:span></text:p>
            <text:p text:style-name="P5"><text:span text:style-name="T9">где </text:span><text:span text:style-name="T9"><draw:frame draw:style-name="fr3" draw:name="Object2" text:anchor-type="as-char" svg:width="1.494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9">– </text:span><text:span text:style-name="T6">коэффициенты (</text:span><text:span text:style-name="T6"><draw:frame draw:style-name="fr3" draw:name="Object3" text:anchor-type="as-char" svg:width="5.427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).</text:span></text:p>
            <text:p text:style-name="P8"><text:span text:style-name="T4">Обязательные условия</text:span><text:span text:style-name="T9">:</text:span><text:span text:style-name="T9"><draw:frame draw:style-name="fr3" draw:name="Объект3" text:anchor-type="as-char" svg:width="2.985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p>
            <text:p text:style-name="P9">Примечания:</text:p>
            <text:list xml:id="list9006110581118184110" text:style-name="L1">
              <text:list-item>
                <text:p text:style-name="P10"><text:span text:style-name="T11">По умолчанию блок реализует </text:span><text:span text:style-name="T12">обработку</text:span><text:span text:style-name="T11"> </text:span><text:span text:style-name="T10">скалярного</text:span><text:span text:style-name="T11"> входного сигнала.</text:span></text:p>
              </text:list-item>
              <text:list-item>
                <text:p text:style-name="P10"><text:span text:style-name="T11">Коэффициенты</text:span><text:span text:style-name="T11"><draw:frame draw:style-name="fr3" draw:name="Объект2" text:anchor-type="as-char" svg:width="1.494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1"> вводятся по возрастающим степеням </text:span><text:span text:style-name="T13">z.</text:span></text:p>
              </text:list-item>
              <text:list-item>
                <text:p text:style-name="P10"><text:span text:style-name="T13">Для правильной работы данного блока необходимо задать максимальный шаг интегрирования не больше, чем </text:span><text:span text:style-name="T13"><draw:frame draw:style-name="fr3" draw:name="Объект4" text:anchor-type="as-char" svg:width="1.021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3">. При интегрировании с постоянным шагом рекомендуется задать шаг таким, чтобы период квантования был кратен шагу интегрирования</text:span><text:span text:style-name="T13"><draw:frame draw:style-name="fr3" draw:name="Объект5" text:anchor-type="as-char" svg:width="1.669cm" svg:height="0.549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3">, </text:span><text:span text:style-name="T12">где </text:span><text:span text:style-name="T12"><draw:frame draw:style-name="fr3" draw:name="Объект6" text:anchor-type="as-char" svg:width="1.249cm" svg:height="0.549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2">–</text:span><text:span text:style-name="T13"> </text:span><text:span text:style-name="T12">целое число и шаг интегрирования</text:span><text:span text:style-name="T13">.</text:span></text:p>
              </text:list-item>
            </text:list>
            <text:p text:style-name="P5"><text:span text:style-name="T3">Свойства</text:span>:</text:p>
            <text:list xml:id="list6276736155540123017" text:style-name="L2">
              <text:list-item>
                <text:p text:style-name="P11">Период квантования – <draw:frame draw:style-name="fr3" draw:name="Объект7" text:anchor-type="as-char" svg:width="0.545cm" svg:height="0.549cm" draw:z-index="0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        </text:list-item>
              <text:list-item>
                <text:p text:style-name="P12">Коэффициенты числителя – вектор<draw:frame draw:style-name="fr3" draw:name="Объект8" text:anchor-type="as-char" svg:width="0.46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, <text:span text:style-name="T5">размерностью </text:span><text:span text:style-name="T1">[m]</text:span>.</text:p>
              </text:list-item>
              <text:list-item>
                <text:p text:style-name="P12">Коэффициенты знаменателя – вектор<draw:frame draw:style-name="fr3" draw:name="Object4" text:anchor-type="as-char" svg:width="0.482cm" svg:height="0.549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, <text:span text:style-name="T5">размерностью </text:span><text:span text:style-name="T1">[n]</text:span>.</text:p>
              </text:list-item>
              <text:list-item>
                <text:p text:style-name="P12">Начальные условия – вектор начальных значений выходной величины блока при <text:span text:style-name="T1">t=0</text:span>.</text:p>
              </text:list-item>
            </text:list>
            <text:p text:style-name="P6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ая передаточная функция общего вида</dc:title>
    <dc:date>2012-03-30T14:23:15.95</dc:date>
    <meta:generator>OpenOffice_Beta/4.1.0$Win32 OpenOffice.org_project/410m14$Build-9760</meta:generator>
    <meta:editing-duration>PT8H2M33S</meta:editing-duration>
    <meta:editing-cycles>154</meta:editing-cycles>
    <meta:document-statistic meta:table-count="1" meta:image-count="2" meta:object-count="11" meta:page-count="1" meta:paragraph-count="19" meta:word-count="125" meta:character-count="88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W</mi>
      <mrow>
        <mo stretchy="false">(</mo>
        <mrow>
          <mi>z</mi>
        </mrow>
        <mo stretchy="false">)</mo>
      </mrow>
      <mrow>
        <mi/>
        <mo stretchy="false">=</mo>
        <mi/>
      </mrow>
      <mfrac>
        <mrow>
          <mrow>
            <mrow>
              <mrow>
                <mrow>
                  <mrow>
                    <msub>
                      <mi>b</mi>
                      <mi>m</mi>
                    </msub>
                    <mo stretchy="false">⋅</mo>
                    <msup>
                      <mi>z</mi>
                      <mi>m</mi>
                    </msup>
                  </mrow>
                  <mo stretchy="false">+</mo>
                  <mn>...</mn>
                </mrow>
                <mo stretchy="false">+</mo>
                <mrow>
                  <msub>
                    <mi>b</mi>
                    <mn>2</mn>
                  </msub>
                  <mo stretchy="false">⋅</mo>
                  <msup>
                    <mi>z</mi>
                    <mn>2</mn>
                  </msup>
                </mrow>
              </mrow>
              <mo stretchy="false">+</mo>
              <mrow>
                <msub>
                  <mi>b</mi>
                  <mn>1</mn>
                </msub>
                <mo stretchy="false">⋅</mo>
                <mi>z</mi>
              </mrow>
            </mrow>
            <mo stretchy="false">+</mo>
            <msub>
              <mi>b</mi>
              <mn>0</mn>
            </msub>
          </mrow>
        </mrow>
        <mrow>
          <mrow>
            <mrow>
              <mrow>
                <mrow>
                  <mrow>
                    <msub>
                      <mi>a</mi>
                      <mi>n</mi>
                    </msub>
                    <mo stretchy="false">⋅</mo>
                    <msup>
                      <mi>z</mi>
                      <mi>n</mi>
                    </msup>
                  </mrow>
                  <mo stretchy="false">+</mo>
                  <mn>...</mn>
                </mrow>
                <mo stretchy="false">+</mo>
                <mrow>
                  <msub>
                    <mi>a</mi>
                    <mn>2</mn>
                  </msub>
                  <mo stretchy="false">⋅</mo>
                  <msup>
                    <mi>z</mi>
                    <mn>2</mn>
                  </msup>
                </mrow>
              </mrow>
              <mo stretchy="false">+</mo>
              <mrow>
                <msub>
                  <mi>a</mi>
                  <mn>1</mn>
                </msub>
                <mo stretchy="false">⋅</mo>
                <mi>z</mi>
              </mrow>
            </mrow>
            <mo stretchy="false">+</mo>
            <msub>
              <mi>a</mi>
              <mn>0</mn>
            </msub>
          </mrow>
        </mrow>
      </mfrac>
    </mrow>
    <annotation encoding="StarMath 5.0">W(z)
~=~
{b_m cdot z^m +...+ b_2 cdot z^2 + b_1 cdot z + b_0}
over
{a_n cdot z^n +...+ a_2 cdot z^2 + a_1 cdot z + a_0}
</annotation>
  </semantics>
</math>
</file>

<file path=Object 11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12/content.xml><?xml version="1.0" encoding="utf-8"?>
<math xmlns="http://www.w3.org/1998/Math/MathML">
  <semantics>
    <mrow>
      <mi>T</mi>
    </mrow>
    <annotation encoding="StarMath 5.0">T</annotation>
  </semantics>
</math>
</file>

<file path=Object 2/content.xml><?xml version="1.0" encoding="utf-8"?>
<math xmlns="http://www.w3.org/1998/Math/MathML">
  <semantics>
    <mrow>
      <mrow>
        <mi>m</mi>
        <mo stretchy="false">≤</mo>
        <mi>n</mi>
      </mrow>
      <mi>,</mi>
      <mi/>
      <mrow>
        <msub>
          <mi>a</mi>
          <mi>n</mi>
        </msub>
        <mo stretchy="false">≠</mo>
        <mn>0.</mn>
      </mrow>
    </mrow>
    <annotation encoding="StarMath 5.0">m &lt;= n,~a_n&lt;&gt;0.</annotation>
  </semantics>
</math>
</file>

<file path=Object 3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4/content.xml><?xml version="1.0" encoding="utf-8"?>
<math xmlns="http://www.w3.org/1998/Math/MathML">
  <semantics>
    <mrow>
      <mrow>
        <mi>i</mi>
        <mo stretchy="false">=</mo>
        <mn>0...n</mn>
      </mrow>
      <mi>,</mi>
      <mi/>
      <mrow>
        <mi>j</mi>
        <mo stretchy="false">=</mo>
        <mn>0...m</mn>
      </mrow>
      <mi>,</mi>
      <mi/>
      <mrow>
        <mi>n</mi>
        <mo stretchy="false">≥</mo>
        <mi>m</mi>
      </mrow>
    </mrow>
    <annotation encoding="StarMath 5.0">i=0...n,~j=0...m,~n&gt;=m</annotation>
  </semantics>
</math>
</file>

<file path=Object 5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6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7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8/content.xml><?xml version="1.0" encoding="utf-8"?>
<math xmlns="http://www.w3.org/1998/Math/MathML">
  <semantics>
    <mrow>
      <mi>b</mi>
    </mrow>
    <annotation encoding="StarMath 5.0">b</annotation>
  </semantics>
</math>
</file>

<file path=Object 9/content.xml><?xml version="1.0" encoding="utf-8"?>
<math xmlns="http://www.w3.org/1998/Math/MathML">
  <semantics>
    <mrow>
      <mi>a</mi>
    </mrow>
    <annotation encoding="StarMath 5.0">a</annotation>
  </semantics>
</math>
</file>